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366cm" svg:height="1.143cm" svg:x="6.08cm" svg:y="7.502cm">
          <text:p text:style-name="P1"><text:span text:style-name="T1">Database tables, CSV files, Excel files,...</text:span></text:p>
          <text:p text:style-name="P1"><text:span text:style-name="T1">(physical level)</text:span></text:p>
        </draw:rect>
        <draw:rect draw:style-name="gr1" draw:text-style-name="P2" xml:id="id2" draw:id="id2" draw:layer="layout" svg:width="7.366cm" svg:height="1.143cm" svg:x="6.08cm" svg:y="5.267cm">
          <text:p text:style-name="P1"><text:span text:style-name="T1">Programming objects</text:span></text:p>
          <text:p text:style-name="P1"><text:span text:style-name="T1">(abstract level)</text:span></text:p>
        </draw:rect>
        <draw:rect draw:style-name="gr1" draw:text-style-name="P2" xml:id="id1" draw:id="id1" draw:layer="layout" svg:width="7.366cm" svg:height="1.143cm" svg:x="6.08cm" svg:y="2.981cm">
          <text:p text:style-name="P1"><text:span text:style-name="T1">Hudup dataset + units</text:span></text:p>
          <text:p text:style-name="P1"><text:span text:style-name="T1">(</text:span><text:span text:style-name="T2">abstract</text:span><text:span text:style-name="T1"> level)</text:span></text:p>
        </draw:rect>
        <draw:connector draw:style-name="gr2" draw:text-style-name="P1" draw:layer="layout" draw:type="line" svg:x1="9.763cm" svg:y1="4.124cm" svg:x2="9.763cm" svg:y2="5.267cm" draw:start-shape="id1" draw:start-glue-point="2" draw:end-shape="id2" draw:end-glue-point="0" svg:d="M9763 4124v1143">
          <text:p/>
        </draw:connector>
        <draw:connector draw:style-name="gr2" draw:text-style-name="P1" draw:layer="layout" draw:type="line" svg:x1="9.763cm" svg:y1="6.41cm" svg:x2="9.763cm" svg:y2="7.502cm" draw:start-shape="id2" draw:start-glue-point="2" draw:end-shape="id3" draw:end-glue-point="0" svg:d="M9763 6410v1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1-01-08T10:39:42.24</meta:creation-date>
    <dc:date>2021-01-08T10:49:55.86</dc:date>
    <dc:creator>Loc Nguyen</dc:creator>
    <meta:editing-duration>PT10M38S</meta:editing-duration>
    <meta:editing-cycles>2</meta:editing-cycles>
    <meta:generator>OpenOffice/4.1.2$Win32 OpenOffice.org_project/412m3$Build-9782</meta:generator>
    <meta:document-statistic meta:object-count="5"/>
  </office:meta>
</office:document-meta>
</file>